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8" style:family="table-cell">
      <style:table-cell-properties fo:padding="0.0201in" fo:border-left="0.0007in solid #000000" fo:border-right="none" fo:border-top="none" fo:border-bottom="0.0139in solid #000000"/>
    </style:style>
    <style:style style:name="Таблица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3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44" style:family="paragraph" style:parent-style-name="Обычный">
      <style:paragraph-properties fo:margin-left="-0.0201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Text_20_body">
      <style:paragraph-properties fo:margin-top="0.0402in" fo:margin-bottom="0in" fo:text-align="center" style:justify-single-word="false"/>
    </style:style>
    <style:style style:name="P46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fo:language="ru" fo:country="RU" style:text-underline-style="solid" style:text-underline-width="auto" style:text-underline-color="font-color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9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background-color="#ffff00" style:font-size-asian="10pt" style:font-size-complex="10pt"/>
    </style:style>
    <style:style style:name="T32" style:family="text">
      <style:text-properties style:font-name="Arial" fo:font-size="10pt" fo:background-color="#ffff00" style:font-size-asian="10pt" style:font-size-complex="10pt" loext:char-shading-value="0"/>
    </style:style>
    <style:style style:name="T33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style:font-name-complex="Arial"/>
    </style:style>
    <style:style style:name="T61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2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3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4" style:family="text">
      <style:text-properties style:font-name-complex="Arial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Протокол № 48-<text:span text:style-name="T59"><text:tab/><text:tab/></text:span></text:p>
      <text:p text:style-name="P20"/>
      <text:p text:style-name="P10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Г-АТ2503</text:span></text:span><text:span text:style-name="Основной_20_шрифт_20_абзаца"><text:span text:style-name="T48">B/2</text:span></text:span></text:p>
      <text:p text:style-name="P9"/>
      <text:p text:style-name="P11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1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8"/>
      <text:p text:style-name="P11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2"><text:tab/><text:tab/></text:p>
      <text:p text:style-name="P16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</text:span></text:span><text:span text:style-name="Основной_20_шрифт_20_абзаца"><text:span text:style-name="T31">МРБ МП.742-2005:</text:span></text:span></text:p>
      <text:p text:style-name="P18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8"><text:span text:style-name="Основной_20_шрифт_20_абзаца"><text:span text:style-name="T9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15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/text:span></text:span></text:p>
      <text:p text:style-name="P19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.</text:span></text:span></text:p>
      <text:p text:style-name="P17"/>
      <text:p text:style-name="P10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10"><text:span text:style-name="Основной_20_шрифт_20_абзаца"><text:span text:style-name="T57"/></text:span></text:p>
      <text:p text:style-name="P10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10"><text:span text:style-name="Основной_20_шрифт_20_абзаца"><text:span text:style-name="T25">Идентификационные данные (признаки):</text:span></text:span></text:p>
      <text:p text:style-name="P10"><text:span text:style-name="Основной_20_шрифт_20_абзаца"><text:span text:style-name="T45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1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43"><text:span text:style-name="T64">ДКГ- </text:span><text:span text:style-name="T64">АТ2503B/2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Таблица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2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3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Таблица1.A3" office:value-type="string">
            <text:p text:style-name="P28">Фон</text:p>
          </table:table-cell>
          <table:table-cell table:style-name="Таблица1.B3" office:value-type="string">
            <text:p text:style-name="P24">—</text:p>
          </table:table-cell>
          <table:table-cell table:style-name="Таблица1.B3" office:value-type="string">
            <text:p text:style-name="P29">—</text:p>
          </table:table-cell>
          <table:table-cell table:style-name="Таблица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Таблица1.B3" office:value-type="string">
            <text:p text:style-name="P31">$1-av-bg</text:p>
          </table:table-cell>
          <table:table-cell table:style-name="Таблица1.B3" office:value-type="string">
            <text:p text:style-name="P31">—</text:p>
          </table:table-cell>
          <table:table-cell table:style-name="Таблица1.B3" office:value-type="string">
            <text:p text:style-name="P31">—</text:p>
          </table:table-cell>
          <table:table-cell table:style-name="Таблица1.B3" office:value-type="string">
            <text:p text:style-name="P31">—</text:p>
          </table:table-cell>
          <table:table-cell table:style-name="Таблица1.I3" office:value-type="string">
            <text:p text:style-name="P35">—</text:p>
          </table:table-cell>
        </table:table-row>
        <table:table-row>
          <table:table-cell table:style-name="Таблица1.A3" office:value-type="string">
            <text:p text:style-name="P30"><text:span text:style-name="T5">8</text:span>.0 <text:span text:style-name="T5">мкЗв</text:span>/ч</text:p>
          </table:table-cell>
          <table:table-cell table:style-name="Таблица1.B3" office:value-type="string">
            <text:p text:style-name="P31">$1-n1</text:p>
          </table:table-cell>
          <table:table-cell table:style-name="Таблица1.B3" office:value-type="string">
            <text:p text:style-name="P31">$1-d1</text:p>
          </table:table-cell>
          <table:table-cell table:style-name="Таблица1.D3" office:value-type="string">
            <text:section text:style-name="Sect1" text:name="Раздел1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Таблица1.B3" office:value-type="string">
            <text:p text:style-name="P31">$1-av1</text:p>
          </table:table-cell>
          <table:table-cell table:style-name="Таблица1.B3" office:value-type="string">
            <text:p text:style-name="P31">$1-o1</text:p>
          </table:table-cell>
          <table:table-cell table:style-name="Таблица1.B3" office:value-type="string">
            <text:p text:style-name="P31">$1-q1</text:p>
          </table:table-cell>
          <table:table-cell table:style-name="Таблица1.B3" office:value-type="string">
            <text:p text:style-name="P31">$1-do1</text:p>
          </table:table-cell>
          <table:table-cell table:style-name="Таблица1.I3" office:value-type="string">
            <text:p text:style-name="P30">±<text:span text:style-name="T5">16.9</text:span></text:p>
          </table:table-cell>
        </table:table-row>
        <table:table-row>
          <table:table-cell table:style-name="Таблица1.A3" office:value-type="string">
            <text:p text:style-name="P30"><text:span text:style-name="T5">4.</text:span>0 мЗв/ч</text:p>
          </table:table-cell>
          <table:table-cell table:style-name="Таблица1.B3" office:value-type="string">
            <text:p text:style-name="P31">$1-n2</text:p>
          </table:table-cell>
          <table:table-cell table:style-name="Таблица1.B3" office:value-type="string">
            <text:p text:style-name="P31">$1-d2</text:p>
          </table:table-cell>
          <table:table-cell table:style-name="Таблица1.D3" office:value-type="string">
            <text:section text:style-name="Sect1" text:name="Раздел2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Таблица1.B3" office:value-type="string">
            <text:p text:style-name="P31">$1-av2</text:p>
          </table:table-cell>
          <table:table-cell table:style-name="Таблица1.B3" office:value-type="string">
            <text:p text:style-name="P31">$1-o2</text:p>
          </table:table-cell>
          <table:table-cell table:style-name="Таблица1.B3" office:value-type="string">
            <text:p text:style-name="P31">$1-q2</text:p>
          </table:table-cell>
          <table:table-cell table:style-name="Таблица1.B3" office:value-type="string">
            <text:p text:style-name="P31">$1-do2</text:p>
          </table:table-cell>
          <table:table-cell table:style-name="Таблица1.I3" office:value-type="string">
            <text:p text:style-name="P30">±<text:span text:style-name="T5">15.0</text:span></text:p>
          </table:table-cell>
        </table:table-row>
        <table:table-row>
          <table:table-cell table:style-name="Таблица1.A3" office:value-type="string">
            <text:p text:style-name="P30"><text:span text:style-name="T5">80</text:span> мЗв/ч</text:p>
          </table:table-cell>
          <table:table-cell table:style-name="Таблица1.B3" office:value-type="string">
            <text:p text:style-name="P31">$1-n3</text:p>
          </table:table-cell>
          <table:table-cell table:style-name="Таблица1.B3" office:value-type="string">
            <text:p text:style-name="P31">$1-d3</text:p>
          </table:table-cell>
          <table:table-cell table:style-name="Таблица1.D3" office:value-type="string">
            <text:section text:style-name="Sect1" text:name="Раздел85">
              <text:p text:style-name="P39">$1-m30</text:p>
              <text:p text:style-name="P24">$1-m31</text:p>
              <text:p text:style-name="P24">$1-m32</text:p>
              <text:p text:style-name="P24">$1-m33</text:p>
              <text:p text:style-name="P24">$1-m34</text:p>
            </text:section>
          </table:table-cell>
          <table:table-cell table:style-name="Таблица1.B3" office:value-type="string">
            <text:p text:style-name="P31">$1-av3</text:p>
          </table:table-cell>
          <table:table-cell table:style-name="Таблица1.B3" office:value-type="string">
            <text:p text:style-name="P31">$1-o3</text:p>
          </table:table-cell>
          <table:table-cell table:style-name="Таблица1.B3" office:value-type="string">
            <text:p text:style-name="P31">$1-q3</text:p>
          </table:table-cell>
          <table:table-cell table:style-name="Таблица1.B3" office:value-type="string">
            <text:p text:style-name="P31">$1-do3</text:p>
          </table:table-cell>
          <table:table-cell table:style-name="Таблица1.I3" office:value-type="string">
            <text:p text:style-name="P30">±<text:span text:style-name="T5">15.0</text:span></text:p>
          </table:table-cell>
        </table:table-row>
        <table:table-row>
          <table:table-cell table:style-name="Таблица1.A3" office:value-type="string">
            <text:p text:style-name="P30"><text:span text:style-name="T2">8</text:span>00 мЗв/ч</text:p>
          </table:table-cell>
          <table:table-cell table:style-name="Таблица1.B3" office:value-type="string">
            <text:p text:style-name="P31">$1-n<text:span text:style-name="T5">4</text:span></text:p>
          </table:table-cell>
          <table:table-cell table:style-name="Таблица1.B3" office:value-type="string">
            <text:p text:style-name="P31">$1-d<text:span text:style-name="T5">4</text:span></text:p>
          </table:table-cell>
          <table:table-cell table:style-name="Таблица1.D3" office:value-type="string">
            <text:section text:style-name="Sect1" text:name="Раздел10">
              <text:p text:style-name="P39">$1-<text:span text:style-name="T5">m</text:span><text:span text:style-name="T2">4</text:span><text:span text:style-name="T5">0</text:span></text:p>
              <text:p text:style-name="P24">$1-<text:span text:style-name="T5">m</text:span><text:span text:style-name="T2">4</text:span><text:span text:style-name="T5">1</text:span></text:p>
              <text:p text:style-name="P24">$1-<text:span text:style-name="T5">m</text:span><text:span text:style-name="T2">4</text:span><text:span text:style-name="T5">2</text:span></text:p>
              <text:p text:style-name="P24">$1-<text:span text:style-name="T5">m</text:span><text:span text:style-name="T2">4</text:span><text:span text:style-name="T5">3</text:span></text:p>
              <text:p text:style-name="P24">$1-<text:span text:style-name="T5">m</text:span><text:span text:style-name="T2">4</text:span><text:span text:style-name="T5">4</text:span></text:p>
            </text:section>
          </table:table-cell>
          <table:table-cell table:style-name="Таблица1.B3" office:value-type="string">
            <text:p text:style-name="P31">$1-av<text:span text:style-name="T5">4</text:span></text:p>
          </table:table-cell>
          <table:table-cell table:style-name="Таблица1.B3" office:value-type="string">
            <text:p text:style-name="P31">$1-o<text:span text:style-name="T5">4</text:span></text:p>
          </table:table-cell>
          <table:table-cell table:style-name="Таблица1.B3" office:value-type="string">
            <text:p text:style-name="P31">$1-q<text:span text:style-name="T5">4</text:span></text:p>
          </table:table-cell>
          <table:table-cell table:style-name="Таблица1.B3" office:value-type="string">
            <text:p text:style-name="P31">$1-do<text:span text:style-name="T5">4</text:span></text:p>
          </table:table-cell>
          <table:table-cell table:style-name="Таблица1.I3" office:value-type="string">
            <text:p text:style-name="P37">±15.8</text:p>
          </table:table-cell>
        </table:table-row>
        <table:table-row>
          <table:table-cell table:style-name="Таблица1.A8" office:value-type="string">
            <text:p text:style-name="P30"><text:span text:style-name="T5">8</text:span>.0 Зв/ч</text:p>
          </table:table-cell>
          <table:table-cell table:style-name="Таблица1.B8" office:value-type="string">
            <text:p text:style-name="P31">$1-n<text:span text:style-name="T5">5</text:span></text:p>
          </table:table-cell>
          <table:table-cell table:style-name="Таблица1.B8" office:value-type="string">
            <text:p text:style-name="P31">$1-d<text:span text:style-name="T5">5</text:span></text:p>
          </table:table-cell>
          <table:table-cell table:style-name="Таблица1.D8" office:value-type="string">
            <text:section text:style-name="Sect1" text:name="Раздел61">
              <text:p text:style-name="P39">$1-<text:span text:style-name="T5">m</text:span><text:span text:style-name="T2">5</text:span><text:span text:style-name="T5">0</text:span></text:p>
              <text:p text:style-name="P24">$1-<text:span text:style-name="T5">m</text:span><text:span text:style-name="T2">5</text:span><text:span text:style-name="T5">1</text:span></text:p>
              <text:p text:style-name="P24">$1-<text:span text:style-name="T5">m</text:span><text:span text:style-name="T2">5</text:span><text:span text:style-name="T5">2</text:span></text:p>
              <text:p text:style-name="P24">$1-<text:span text:style-name="T5">m</text:span><text:span text:style-name="T2">5</text:span><text:span text:style-name="T5">3</text:span></text:p>
              <text:p text:style-name="P24">$1-<text:span text:style-name="T5">m</text:span><text:span text:style-name="T2">5</text:span><text:span text:style-name="T5">4</text:span></text:p>
            </text:section>
          </table:table-cell>
          <table:table-cell table:style-name="Таблица1.B8" office:value-type="string">
            <text:p text:style-name="P31">$1-av<text:span text:style-name="T5">5</text:span></text:p>
          </table:table-cell>
          <table:table-cell table:style-name="Таблица1.B8" office:value-type="string">
            <text:p text:style-name="P31">$1-o<text:span text:style-name="T5">5</text:span></text:p>
          </table:table-cell>
          <table:table-cell table:style-name="Таблица1.B8" office:value-type="string">
            <text:p text:style-name="P31">$1-q<text:span text:style-name="T5">5</text:span></text:p>
          </table:table-cell>
          <table:table-cell table:style-name="Таблица1.B8" office:value-type="string">
            <text:p text:style-name="P31">$1-do<text:span text:style-name="T5">5</text:span></text:p>
          </table:table-cell>
          <table:table-cell table:style-name="Таблица1.I8" office:value-type="string">
            <text:p text:style-name="P32">±<text:span text:style-name="T5">23</text:span></text:p>
          </table:table-cell>
        </table:table-row>
      </table:table>
      <text:p text:style-name="P22"/>
      <text:p text:style-name="P45"><text:span text:style-name="Основной_20_шрифт_20_абзаца"><text:span text:style-name="T62"><draw:frame draw:style-name="fr3" draw:name="Объект7" text:anchor-type="as-char" svg:y="-0.2681in" svg:width="1.9563in" svg:height="0.4307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2"><draw:frame draw:style-name="fr3" draw:name="Объект8" text:anchor-type="as-char" svg:y="-0.3874in" svg:width="3.0035in" svg:height="0.5689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1"><draw:frame draw:style-name="fr3" draw:name="Объект9" text:anchor-type="as-char" svg:y="-0.3028in" svg:width="1.4252in" svg:height="0.43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28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5">ДКГ- </text:span><text:span text:style-name="T5">АТ2503B/2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26"><text:span text:style-name="T65">t</text:span>, <text:span text:style-name="T5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0">4.0 <text:span text:style-name="T5">мкЗв</text:span></text:p>
          </table:table-cell>
          <table:table-cell table:style-name="s1.B3" office:value-type="string">
            <text:p text:style-name="P32"><text:span text:style-name="T5">40</text:span> <text:span text:style-name="T5">мкЗв/ч</text:span></text:p>
          </table:table-cell>
          <table:table-cell table:style-name="s1.B3" office:value-type="string">
            <text:p text:style-name="P31"><text:span text:style-name="T2">##</text:span>1-<text:span text:style-name="T2">dn</text:span>_<text:span text:style-name="T5">1</text:span></text:p>
          </table:table-cell>
          <table:table-cell table:style-name="s1.B3" office:value-type="string">
            <text:p text:style-name="P36"><text:span text:style-name="T2">##</text:span><text:span text:style-name="T5">1-</text:span><text:span text:style-name="T2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2">##</text:span>1-d_res_<text:span text:style-name="T5">1</text:span></text:p>
          </table:table-cell>
          <table:table-cell table:style-name="s1.B3" office:value-type="string">
            <text:p text:style-name="P31"><text:span text:style-name="T2">##</text:span>1-o_pog_<text:span text:style-name="T5">1</text:span></text:p>
          </table:table-cell>
          <table:table-cell table:style-name="s1.B3" office:value-type="string">
            <text:p text:style-name="P31"><text:span text:style-name="T2">##</text:span>1-d_gran_<text:span text:style-name="T5">1</text:span></text:p>
          </table:table-cell>
          <table:table-cell table:style-name="s1.I3" office:value-type="string">
            <text:p text:style-name="P30">±<text:span text:style-name="T5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5">80</text:span> мЗв/<text:span text:style-name="T5">ч</text:span></text:p>
          </table:table-cell>
          <table:table-cell table:style-name="s1.B4" office:value-type="string">
            <text:p text:style-name="P31"><text:span text:style-name="T2">##</text:span>1-<text:span text:style-name="T2">dn</text:span>_<text:span text:style-name="T5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2">##</text:span>1-d_res_<text:span text:style-name="T5">2</text:span></text:p>
          </table:table-cell>
          <table:table-cell table:style-name="s1.B4" office:value-type="string">
            <text:p text:style-name="P31"><text:span text:style-name="T2">##</text:span>1-o_pog_<text:span text:style-name="T5">2</text:span></text:p>
          </table:table-cell>
          <table:table-cell table:style-name="s1.B4" office:value-type="string">
            <text:p text:style-name="P31"><text:span text:style-name="T2">##</text:span>1-d_gran_<text:span text:style-name="T5">2</text:span></text:p>
          </table:table-cell>
          <table:table-cell table:style-name="s1.I4" office:value-type="string">
            <text:p text:style-name="P41">±15.1</text:p>
          </table:table-cell>
        </table:table-row>
      </table:table>
      <text:p text:style-name="P40"/>
      <text:p text:style-name="P46"><text:span text:style-name="T66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6"><text:tab/> </text:span><text:span text:style-name="T66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><text:soft-page-break/></text:p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4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5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53:43.69</dc:date>
    <meta:editing-duration>P3DT14H50M51S</meta:editing-duration>
    <meta:editing-cycles>388</meta:editing-cycles>
    <meta:generator>OpenOffice/4.1.6$Win32 OpenOffice.org_project/416m1$Build-9790</meta:generator>
    <meta:document-statistic meta:table-count="2" meta:image-count="0" meta:object-count="19" meta:page-count="2" meta:paragraph-count="150" meta:word-count="321" meta:character-count="221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